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3c9ef" officeooo:paragraph-rsid="0003c9e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c9ef" officeooo:paragraph-rsid="0003c9ef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5713f" officeooo:paragraph-rsid="0005713f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66739" officeooo:paragraph-rsid="00066739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6d258" officeooo:paragraph-rsid="0006d258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89b97" officeooo:paragraph-rsid="00089b97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a09fb" officeooo:paragraph-rsid="000a09fb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 Revolution</text:p>
      <text:p text:style-name="P2"><text:span text:style-name="T1">The American army is trying to choose a general → George Washington</text:span></text:p>
      <text:list xml:id="list4343425584045139839" text:style-name="L1">
        <text:list-item>
          <text:p text:style-name="P3"><text:span text:style-name="T1">He had experience</text:span></text:p>
        </text:list-item>
        <text:list-item>
          <text:p text:style-name="P3"><text:span text:style-name="T1">Early supporter of the political break from England</text:span></text:p>
        </text:list-item>
        <text:list-item>
          <text:p text:style-name="P4"><text:span text:style-name="T1">Cult of personality – charismatic</text:span></text:p>
          <text:list>
            <text:list-item>
              <text:p text:style-name="P5"><text:span text:style-name="T1">Soldiers believe in him</text:span></text:p>
            </text:list-item>
          </text:list>
        </text:list-item>
        <text:list-item>
          <text:p text:style-name="P5"><text:span text:style-name="T1">He's a southerner</text:span></text:p>
        </text:list-item>
        <text:list-item>
          <text:p text:style-name="P6"><text:span text:style-name="T1">Slave owner</text:span></text:p>
        </text:list-item>
        <text:list-item>
          <text:p text:style-name="P7"><text:span text:style-name="T1">Trusted</text:span></text:p>
        </text:list-item>
        <text:list-item>
          <text:p text:style-name="P7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2:06:14.626784414</meta:creation-date>
    <dc:date>2014-09-29T14:29:38.601468070</dc:date>
    <meta:editing-duration>PT17M</meta:editing-duration>
    <meta:editing-cycles>6</meta:editing-cycles>
    <meta:generator>LibreOffice/4.3.2.2.0$Linux_X86_64 LibreOffice_project/430m0$Build-2</meta:generator>
    <meta:document-statistic meta:table-count="0" meta:image-count="0" meta:object-count="0" meta:page-count="1" meta:paragraph-count="10" meta:word-count="47" meta:character-count="253" meta:non-whitespace-character-count="222"/>
  </office:meta>
</office:document-meta>
</file>